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" style:family="table-cell" style:parent-style-name="Default" style:data-style-name="N0"/>
  </office:automatic-styles>
  <office:body>
    <office:spreadsheet>
      <table:table table:name="Arkusz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u(l)</text:p>
          </table:table-cell>
          <table:table-cell office:value-type="float" office:value="0.0001">
            <text:p>0,0001</text:p>
          </table:table-cell>
          <table:table-cell table:style-name="ce1" office:value-type="float" office:value="0.0001">
            <text:p>0,0001</text:p>
          </table:table-cell>
          <table:table-cell table:number-columns-repeated="5" office:value-type="float" office:value="0.0001">
            <text:p>0,0001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0.485">
            <text:p>0,485</text:p>
          </table:table-cell>
          <table:table-cell office:value-type="float" office:value="0.398">
            <text:p>0,398</text:p>
          </table:table-cell>
          <table:table-cell office:value-type="float" office:value="0.4">
            <text:p>0,4</text:p>
          </table:table-cell>
          <table:table-cell office:value-type="float" office:value="0.161">
            <text:p>0,161</text:p>
          </table:table-cell>
          <table:table-cell office:value-type="float" office:value="0.281">
            <text:p>0,281</text:p>
          </table:table-cell>
          <table:table-cell office:value-type="float" office:value="0.54">
            <text:p>0,54</text:p>
          </table:table-cell>
          <table:table-cell office:value-type="float" office:value="0.34">
            <text:p>0,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71">
            <text:p>13,71</text:p>
          </table:table-cell>
          <table:table-cell office:value-type="float" office:value="12.52">
            <text:p>12,52</text:p>
          </table:table-cell>
          <table:table-cell office:value-type="float" office:value="12.63">
            <text:p>12,63</text:p>
          </table:table-cell>
          <table:table-cell office:value-type="float" office:value="7.95">
            <text:p>7,95</text:p>
          </table:table-cell>
          <table:table-cell office:value-type="float" office:value="10.6">
            <text:p>10,6</text:p>
          </table:table-cell>
          <table:table-cell office:value-type="float" office:value="14.72">
            <text:p>14,72</text:p>
          </table:table-cell>
          <table:table-cell office:value-type="float" office:value="11.59">
            <text:p>11,59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3.74">
            <text:p>13,74</text:p>
          </table:table-cell>
          <table:table-cell office:value-type="float" office:value="12.52">
            <text:p>12,52</text:p>
          </table:table-cell>
          <table:table-cell office:value-type="float" office:value="12.69">
            <text:p>12,69</text:p>
          </table:table-cell>
          <table:table-cell office:value-type="float" office:value="7.98">
            <text:p>7,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78">
            <text:p>13,78</text:p>
          </table:table-cell>
          <table:table-cell office:value-type="float" office:value="12.58">
            <text:p>12,58</text:p>
          </table:table-cell>
          <table:table-cell office:value-type="float" office:value="12.75">
            <text:p>12,75</text:p>
          </table:table-cell>
          <table:table-cell office:value-type="float" office:value="8.09">
            <text:p>8,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84">
            <text:p>13,84</text:p>
          </table:table-cell>
          <table:table-cell office:value-type="float" office:value="12.61">
            <text:p>12,61</text:p>
          </table:table-cell>
          <table:table-cell office:value-type="float" office:value="12.79">
            <text:p>12,79</text:p>
          </table:table-cell>
          <table:table-cell office:value-type="float" office:value="8.12">
            <text:p>8,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84">
            <text:p>13,84</text:p>
          </table:table-cell>
          <table:table-cell office:value-type="float" office:value="12.64">
            <text:p>12,64</text:p>
          </table:table-cell>
          <table:table-cell office:value-type="float" office:value="12.81">
            <text:p>12,81</text:p>
          </table:table-cell>
          <table:table-cell office:value-type="float" office:value="8.19">
            <text:p>8,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87">
            <text:p>13,87</text:p>
          </table:table-cell>
          <table:table-cell office:value-type="float" office:value="12.64">
            <text:p>12,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9">
            <text:p>13,9</text:p>
          </table:table-cell>
          <table:table-cell office:value-type="float" office:value="12.7">
            <text:p>12,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9">
            <text:p>13,9</text:p>
          </table:table-cell>
          <table:table-cell office:value-type="float" office:value="12.7">
            <text:p>12,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93">
            <text:p>13,93</text:p>
          </table:table-cell>
          <table:table-cell office:value-type="float" office:value="12.73">
            <text:p>12,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96">
            <text:p>13,96</text:p>
          </table:table-cell>
          <table:table-cell office:value-type="float" office:value="12.73">
            <text:p>12,7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</text:p>
          </table:table-cell>
          <table:table-cell table:formula="of:=AVERAGE([.B3:.B12])" office:value-type="float" office:value="13.847">
            <text:p>13,847</text:p>
          </table:table-cell>
          <table:table-cell table:formula="of:=AVERAGE([.C3:.C12])" office:value-type="float" office:value="12.637">
            <text:p>12,637</text:p>
          </table:table-cell>
          <table:table-cell table:formula="of:=AVERAGE([.D3:.D7])" office:value-type="float" office:value="12.734">
            <text:p>12,734</text:p>
          </table:table-cell>
          <table:table-cell table:formula="of:=AVERAGE([.E3:.E7])" office:value-type="float" office:value="8.066">
            <text:p>8,066</text:p>
          </table:table-cell>
          <table:table-cell table:formula="of:=[.F3]" office:value-type="float" office:value="10.6">
            <text:p>10,6</text:p>
          </table:table-cell>
          <table:table-cell table:formula="of:=[.G3]" office:value-type="float" office:value="14.72">
            <text:p>14,72</text:p>
          </table:table-cell>
          <table:table-cell table:formula="of:=[.H3]" office:value-type="float" office:value="11.59">
            <text:p>11,59</text:p>
          </table:table-cell>
          <table:table-cell table:number-columns-repeated="3"/>
        </table:table-row>
        <table:table-row table:style-name="ro1">
          <table:table-cell office:value-type="string">
            <text:p>T_{i}</text:p>
          </table:table-cell>
          <table:table-cell table:formula="of:=[.B14]/10" office:value-type="float" office:value="1.3847">
            <text:p>1,3847</text:p>
          </table:table-cell>
          <table:table-cell table:formula="of:=[.C14]/10" office:value-type="float" office:value="1.2637">
            <text:p>1,2637</text:p>
          </table:table-cell>
          <table:table-cell table:formula="of:=[.D14]/10" office:value-type="float" office:value="1.2734">
            <text:p>1,2734</text:p>
          </table:table-cell>
          <table:table-cell table:formula="of:=[.E14]/10" office:value-type="float" office:value="0.8066">
            <text:p>0,8066</text:p>
          </table:table-cell>
          <table:table-cell table:formula="of:=[.F14]/10" office:value-type="float" office:value="1.06">
            <text:p>1,06</text:p>
          </table:table-cell>
          <table:table-cell table:formula="of:=[.G14]/10" office:value-type="float" office:value="1.472">
            <text:p>1,472</text:p>
          </table:table-cell>
          <table:table-cell table:formula="of:=[.H14]/10" office:value-type="float" office:value="1.159">
            <text:p>1,159</text:p>
          </table:table-cell>
          <table:table-cell table:number-columns-repeated="3"/>
        </table:table-row>
        <table:table-row table:style-name="ro1">
          <table:table-cell office:value-type="string">
            <text:p>u(T)</text:p>
          </table:table-cell>
          <table:table-cell table:formula="of:=STDEV([.B3:.B12])/SQRT(10)" office:value-type="float" office:value="0.0259508081655359">
            <text:p>0,0259508082</text:p>
          </table:table-cell>
          <table:table-cell table:formula="of:=STDEV([.C3:.C12])/SQRT(10)" office:value-type="float" office:value="0.0250798724079689">
            <text:p>0,0250798724</text:p>
          </table:table-cell>
          <table:table-cell table:formula="of:=STDEV([.D3:.D7])/SQRT(5)" office:value-type="float" office:value="0.0331058907144936">
            <text:p>0,0331058907</text:p>
          </table:table-cell>
          <table:table-cell table:formula="of:=STDEV([.E3:.E7])/SQRT(5)" office:value-type="float" office:value="0.0445645599103142">
            <text:p>0,0445645599</text:p>
          </table:table-cell>
          <table:table-cell table:number-columns-repeated="3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formula="of:=4*PI()^2*[.B2]/[.B15]^2" office:value-type="float" office:value="9.98596618085609">
            <text:p>9,9859661809</text:p>
          </table:table-cell>
          <table:table-cell table:formula="of:=4*PI()^2*[.C2]/[.C15]^2" office:value-type="float" office:value="9.83908783976052">
            <text:p>9,8390878398</text:p>
          </table:table-cell>
          <table:table-cell table:formula="of:=4*PI()^2*[.D2]/[.D15]^2" office:value-type="float" office:value="9.73845444394056">
            <text:p>9,7384544439</text:p>
          </table:table-cell>
          <table:table-cell table:formula="of:=4*PI()^2*[.E2]/[.E15]^2" office:value-type="float" office:value="9.76942891966584">
            <text:p>9,7694289197</text:p>
          </table:table-cell>
          <table:table-cell table:formula="of:=4*PI()^2*[.F2]/[.F15]^2" office:value-type="float" office:value="9.87311796620189">
            <text:p>9,8731179662</text:p>
          </table:table-cell>
          <table:table-cell table:formula="of:=4*PI()^2*[.G2]/[.G15]^2" office:value-type="float" office:value="9.83870358390731">
            <text:p>9,8387035839</text:p>
          </table:table-cell>
          <table:table-cell table:formula="of:=4*PI()^2*[.H2]/[.H15]^2" office:value-type="float" office:value="9.99244535244787">
            <text:p>9,992445352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u(g)</text:p>
          </table:table-cell>
          <table:table-cell table:formula="of:=SQRT((4*PI()^2*[.B1]/[.B15]^2)^2+(-8*PI()^2*[.B2]*[.B16]/[.B15]^3)^2)" office:value-type="float" office:value="0.374301745503347">
            <text:p>0,3743017455</text:p>
          </table:table-cell>
          <table:table-cell table:formula="of:=SQRT((4*PI()^2*[.C1]/[.C15]^2)^2+(-8*PI()^2*[.C2]*[.C16]/[.C15]^3)^2)" office:value-type="float" office:value="0.390548407672274">
            <text:p>0,3905484077</text:p>
          </table:table-cell>
          <table:table-cell table:formula="of:=SQRT((4*PI()^2*[.D1]/[.D15]^2)^2+(-8*PI()^2*[.D2]*[.D16]/[.D15]^3)^2)" office:value-type="float" office:value="0.50636710390518">
            <text:p>0,5063671039</text:p>
          </table:table-cell>
          <table:table-cell table:formula="of:=SQRT((4*PI()^2*[.E1]/[.E15]^2)^2+(-8*PI()^2*[.E2]*[.E16]/[.E15]^3)^2)" office:value-type="float" office:value="1.07953676717146">
            <text:p>1,0795367672</text:p>
          </table:table-cell>
          <table:table-cell table:formula="of:=SQRT((4*PI()^2*[.F1]/[.F15]^2)^2+(-8*PI()^2*[.F2]*[.F16]/[.F15]^3)^2)" office:value-type="float" office:value="0.00351356511252736">
            <text:p>0,0035135651</text:p>
          </table:table-cell>
          <table:table-cell table:formula="of:=SQRT((4*PI()^2*[.G1]/[.G15]^2)^2+(-8*PI()^2*[.G2]*[.G16]/[.G15]^3)^2)" office:value-type="float" office:value="0.00182198214516802">
            <text:p>0,0018219821</text:p>
          </table:table-cell>
          <table:table-cell table:formula="of:=SQRT((4*PI()^2*[.H1]/[.H15]^2)^2+(-8*PI()^2*[.H2]*[.H16]/[.H15]^3)^2)" office:value-type="float" office:value="0.00293895451542584">
            <text:p>0,0029389545</text:p>
          </table:table-cell>
          <table:table-cell table:number-columns-repeated="3"/>
        </table:table-row>
        <table:table-row table:style-name="ro1">
          <table:table-cell/>
          <table:table-cell table:formula="of:=2*[.B19]" office:value-type="float" office:value="0.748603491006694">
            <text:p>0,748603491</text:p>
          </table:table-cell>
          <table:table-cell table:formula="of:=2*[.C19]" office:value-type="float" office:value="0.781096815344548">
            <text:p>0,7810968153</text:p>
          </table:table-cell>
          <table:table-cell table:formula="of:=2*[.D19]" office:value-type="float" office:value="1.01273420781036">
            <text:p>1,0127342078</text:p>
          </table:table-cell>
          <table:table-cell table:formula="of:=2*[.E19]" office:value-type="float" office:value="2.15907353434292">
            <text:p>2,1590735343</text:p>
          </table:table-cell>
          <table:table-cell table:formula="of:=2*[.F19]" office:value-type="float" office:value="0.00702713022505472">
            <text:p>0,0070271302</text:p>
          </table:table-cell>
          <table:table-cell table:formula="of:=2*[.G19]" office:value-type="float" office:value="0.00364396429033604">
            <text:p>0,0036439643</text:p>
          </table:table-cell>
          <table:table-cell table:formula="of:=2*[.H19]" office:value-type="float" office:value="0.00587790903085169">
            <text:p>0,005877909</text:p>
          </table:table-cell>
          <table:table-cell table:number-columns-repeated="3"/>
        </table:table-row>
        <table:table-row table:style-name="ro1">
          <table:table-cell office:value-type="string">
            <text:p>g_{0}</text:p>
          </table:table-cell>
          <table:table-cell table:number-columns-repeated="10"/>
        </table:table-row>
        <table:table-row table:style-name="ro1">
          <table:table-cell office:value-type="float" office:value="9.811">
            <text:p>9,811</text:p>
          </table:table-cell>
          <table:table-cell table:formula="of:=ABS([.B17]-[.$A$22])" office:value-type="float" office:value="0.174966180856094">
            <text:p>0,1749661809</text:p>
          </table:table-cell>
          <table:table-cell table:formula="of:=ABS([.C17]-[.$A$22])" office:value-type="float" office:value="0.0280878397605218">
            <text:p>0,0280878398</text:p>
          </table:table-cell>
          <table:table-cell table:formula="of:=ABS([.D17]-[.$A$22])" office:value-type="float" office:value="0.0725455560594401">
            <text:p>0,0725455561</text:p>
          </table:table-cell>
          <table:table-cell table:formula="of:=ABS([.E17]-[.$A$22])" office:value-type="float" office:value="0.04157108033416">
            <text:p>0,0415710803</text:p>
          </table:table-cell>
          <table:table-cell table:formula="of:=ABS([.F17]-[.$A$22])" office:value-type="float" office:value="0.0621179662018854">
            <text:p>0,0621179662</text:p>
          </table:table-cell>
          <table:table-cell table:formula="of:=ABS([.G17]-[.$A$22])" office:value-type="float" office:value="0.0277035839073108">
            <text:p>0,0277035839</text:p>
          </table:table-cell>
          <table:table-cell table:formula="of:=ABS([.H17]-[.$A$22])" office:value-type="float" office:value="0.181445352447868">
            <text:p>0,1814453524</text:p>
          </table:table-cell>
          <table:table-cell table:number-columns-repeated="3"/>
        </table:table-row>
        <table:table-row table:style-name="ro1">
          <table:table-cell/>
          <table:table-cell table:formula="of:=IF([.B22]&lt;[.B20];1;0)" office:value-type="float" office:value="1">
            <text:p>1</text:p>
          </table:table-cell>
          <table:table-cell table:formula="of:=IF([.C22]&lt;[.C20];1;0)" office:value-type="float" office:value="1">
            <text:p>1</text:p>
          </table:table-cell>
          <table:table-cell table:formula="of:=IF([.D22]&lt;[.D20];1;0)" office:value-type="float" office:value="1">
            <text:p>1</text:p>
          </table:table-cell>
          <table:table-cell table:formula="of:=IF([.E22]&lt;[.E20];1;0)" office:value-type="float" office:value="1">
            <text:p>1</text:p>
          </table:table-cell>
          <table:table-cell table:formula="of:=IF([.F22]&lt;[.F20];1;0)" office:value-type="float" office:value="0">
            <text:p>0</text:p>
          </table:table-cell>
          <table:table-cell table:formula="of:=IF([.G22]&lt;[.G20];1;0)" office:value-type="float" office:value="0">
            <text:p>0</text:p>
          </table:table-cell>
          <table:table-cell table:formula="of:=IF([.H22]&lt;[.H20]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matrix-columns-spanned="2" table:number-matrix-rows-spanned="1" table:formula="of:=LINEST([.B15:.H15];[.B2:.H2])" office:value-type="float" office:value="1.73802570509473">
            <text:p>1,7380257051</text:p>
          </table:table-cell>
          <table:table-cell office:value-type="float" office:value="0.555977576889749">
            <text:p>0,555977576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2]*[.$C$25]+[.$D$25]" office:value-type="float" office:value="1.39892004386069">
            <text:p>1,3989200439</text:p>
          </table:table-cell>
          <table:table-cell table:formula="of:=[.C2]*[.$C$25]+[.$D$25]" office:value-type="float" office:value="1.24771180751745">
            <text:p>1,2477118075</text:p>
          </table:table-cell>
          <table:table-cell table:formula="of:=[.D2]*[.$C$25]+[.$D$25]" office:value-type="float" office:value="1.25118785892764">
            <text:p>1,2511878589</text:p>
          </table:table-cell>
          <table:table-cell table:formula="of:=[.E2]*[.$C$25]+[.$D$25]" office:value-type="float" office:value="0.83579971541">
            <text:p>0,8357997154</text:p>
          </table:table-cell>
          <table:table-cell table:formula="of:=[.F2]*[.$C$25]+[.$D$25]" office:value-type="float" office:value="1.04436280002137">
            <text:p>1,0443628</text:p>
          </table:table-cell>
          <table:table-cell table:formula="of:=[.G2]*[.$C$25]+[.$D$25]" office:value-type="float" office:value="1.4945114576409">
            <text:p>1,4945114576</text:p>
          </table:table-cell>
          <table:table-cell table:formula="of:=[.H2]*[.$C$25]+[.$D$25]" office:value-type="float" office:value="1.14690631662196">
            <text:p>1,1469063166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number-matrix-columns-spanned="2" table:number-matrix-rows-spanned="1" table:formula="of:=LINEST([.B32:.H32];[.B2:.H2])" office:value-type="float" office:value="3.98436823469624">
            <text:p>3,9843682347</text:p>
          </table:table-cell>
          <table:table-cell office:value-type="float" office:value="0.00583837837375611">
            <text:p>0,005838378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^2</text:p>
          </table:table-cell>
          <table:table-cell table:formula="of:=[.B15]^2" office:value-type="float" office:value="1.91739409">
            <text:p>1,91739409</text:p>
          </table:table-cell>
          <table:table-cell table:formula="of:=[.C15]^2" office:value-type="float" office:value="1.59693769">
            <text:p>1,59693769</text:p>
          </table:table-cell>
          <table:table-cell table:formula="of:=[.D15]^2" office:value-type="float" office:value="1.62154756">
            <text:p>1,62154756</text:p>
          </table:table-cell>
          <table:table-cell table:formula="of:=[.E15]^2" office:value-type="float" office:value="0.65060356">
            <text:p>0,65060356</text:p>
          </table:table-cell>
          <table:table-cell table:formula="of:=[.F15]^2" office:value-type="float" office:value="1.1236">
            <text:p>1,1236</text:p>
          </table:table-cell>
          <table:table-cell table:formula="of:=[.G15]^2" office:value-type="float" office:value="2.166784">
            <text:p>2,166784</text:p>
          </table:table-cell>
          <table:table-cell table:formula="of:=[.H15]^2" office:value-type="float" office:value="1.343281">
            <text:p>1,343281</text:p>
          </table:table-cell>
          <table:table-cell table:number-columns-repeated="3"/>
        </table:table-row>
        <table:table-row table:style-name="ro1">
          <table:table-cell/>
          <table:table-cell table:formula="of:=4*PI()^2/[.B30]" office:value-type="float" office:value="9.90832555600052">
            <text:p>9,908325556</text:p>
          </table:table-cell>
          <table:table-cell table:number-columns-repeated="9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E3:Arkusz1.E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24.11.2015</text:date>, <text:time>18:43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3:03:33.87</meta:creation-date>
    <dc:date>2015-11-24T18:43:26.46</dc:date>
    <meta:editing-duration>PT12H33M51S</meta:editing-duration>
    <meta:editing-cycles>7</meta:editing-cycles>
    <meta:generator>OpenOffice/4.1.1$Win32 OpenOffice.org_project/411m6$Build-9775</meta:generator>
    <meta:document-statistic meta:table-count="3" meta:cell-count="132" meta:object-count="0"/>
  </office:meta>
</office:document-meta>
</file>